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3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2.885cm"/>
    </style:style>
    <style:style style:name="Tabel4.B" style:family="table-column">
      <style:table-column-properties style:column-width="11.705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59cm" fo:margin-left="0.512cm" table:align="left" style:writing-mode="lr-tb"/>
    </style:style>
    <style:style style:name="Tabel7.A" style:family="table-column">
      <style:table-column-properties style:column-width="12.885cm"/>
    </style:style>
    <style:style style:name="Tabel7.B" style:family="table-column">
      <style:table-column-properties style:column-width="11.705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584bfb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dac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e711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officeooo:paragraph-rsid="02584bf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Footnote">
      <style:text-properties fo:language="en" fo:country="US" officeooo:paragraph-rsid="0248fa49" fo:background-color="transparent"/>
    </style:style>
    <style:style style:name="P18" style:family="paragraph" style:parent-style-name="Footnote">
      <style:text-properties style:font-name="Liberation Sans1" fo:language="en" fo:country="GB" officeooo:paragraph-rsid="10332ca5"/>
    </style:style>
    <style:style style:name="P19" style:family="paragraph" style:parent-style-name="Footnote">
      <style:text-properties officeooo:paragraph-rsid="02489d8b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break-before="page"/>
      <style:text-properties officeooo:paragraph-rsid="02584bfb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3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4" style:family="paragraph" style:parent-style-name="Table_20_Contents">
      <style:text-properties officeooo:rsid="025cf310" officeooo:paragraph-rsid="02584bfb"/>
    </style:style>
    <style:style style:name="P25" style:family="paragraph" style:parent-style-name="Table_20_Contents">
      <style:text-properties officeooo:rsid="025cf310" officeooo:paragraph-rsid="0264949e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6ecec1"/>
    </style:style>
    <style:style style:name="P28" style:family="paragraph" style:parent-style-name="Standard" style:list-style-name="L1">
      <style:text-properties officeooo:paragraph-rsid="0215050e"/>
    </style:style>
    <style:style style:name="P29" style:family="paragraph" style:parent-style-name="Standard">
      <style:text-properties officeooo:paragraph-rsid="01be4eb0"/>
    </style:style>
    <style:style style:name="P3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19eed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9" style:family="paragraph" style:parent-style-name="Footnote">
      <style:text-properties officeooo:rsid="0268f29a" officeooo:paragraph-rsid="027028e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3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5" style:family="paragraph" style:parent-style-name="Standard" style:list-style-name="L2">
      <style:text-properties officeooo:paragraph-rsid="026ca022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>
      <style:text-properties officeooo:paragraph-rsid="0103e699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text-properties officeooo:paragraph-rsid="02717261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271726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8" style:family="text">
      <style:text-properties style:font-name="Liberation Sans1" fo:font-size="12pt" style:font-size-asian="12pt" style:font-size-complex="12pt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25c388c"/>
    </style:style>
    <style:style style:name="T11" style:family="text">
      <style:text-properties officeooo:rsid="025dac43"/>
    </style:style>
    <style:style style:name="T1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weight="normal" officeooo:rsid="025e7116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5c388c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font-size="10pt" fo:language="en" fo:country="US" style:font-size-asian="10pt" style:font-size-complex="10pt"/>
    </style:style>
    <style:style style:name="T41" style:family="text">
      <style:text-properties fo:font-size="10pt" fo:language="en" fo:country="US" officeooo:rsid="02182436" style:font-size-asian="10pt" style:font-size-complex="10pt"/>
    </style:style>
    <style:style style:name="T42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officeooo:rsid="026350df"/>
    </style:style>
    <style:style style:name="T60" style:family="text">
      <style:text-properties officeooo:rsid="027028eb"/>
    </style:style>
    <style:style style:name="T61" style:family="text">
      <style:text-properties officeooo:rsid="0289b300"/>
    </style:style>
    <style:style style:name="T62" style:family="text">
      <style:text-properties officeooo:rsid="025d598d"/>
    </style:style>
    <style:style style:name="T63" style:family="text">
      <style:text-properties fo:font-size="10pt" officeooo:rsid="025d598d" style:font-size-asian="10pt" style:font-size-complex="10pt"/>
    </style:style>
    <style:style style:name="T64" style:family="text">
      <style:text-properties officeooo:rsid="0267de5b"/>
    </style:style>
    <style:style style:name="T65" style:family="text">
      <style:text-properties officeooo:rsid="0264949e"/>
    </style:style>
    <style:style style:name="T66" style:family="text">
      <style:text-properties officeooo:rsid="0286637d"/>
    </style:style>
    <style:style style:name="T67" style:family="text">
      <style:text-properties officeooo:rsid="02747497"/>
    </style:style>
    <style:style style:name="T68" style:family="text">
      <style:text-properties fo:font-size="10pt" officeooo:rsid="027341dd" style:font-size-asian="10pt" style:font-size-complex="10pt"/>
    </style:style>
    <style:style style:name="T69" style:family="text">
      <style:text-properties fo:font-size="10pt" officeooo:rsid="0274939b" style:font-size-asian="10pt" style:font-size-complex="10pt"/>
    </style:style>
    <style:style style:name="T70" style:family="text">
      <style:text-properties officeooo:rsid="0277d415"/>
    </style:style>
    <style:style style:name="T71" style:family="text">
      <style:text-properties fo:font-size="10pt" officeooo:rsid="027bb64c" style:font-size-asian="10pt" style:font-size-complex="10pt"/>
    </style:style>
    <style:style style:name="T72" style:family="text">
      <style:text-properties officeooo:rsid="02672f10"/>
    </style:style>
    <style:style style:name="T73" style:family="text">
      <style:text-properties officeooo:rsid="025e46cc"/>
    </style:style>
    <style:style style:name="T74" style:family="text">
      <style:text-properties officeooo:rsid="026ecec1"/>
    </style:style>
    <style:style style:name="T75" style:family="text">
      <style:text-properties officeooo:rsid="026e928a"/>
    </style:style>
    <style:style style:name="T76" style:family="text">
      <style:text-properties fo:font-size="10pt" officeooo:rsid="025e46cc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language="en" fo:country="US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language="en" fo:country="US" fo:font-weight="bold" style:font-weight-asian="bold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3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4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officeooo:rsid="026bdfb8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officeooo:rsid="020686f0"/>
    </style:style>
    <style:style style:name="T140" style:family="text">
      <style:text-properties officeooo:rsid="01e96954"/>
    </style:style>
    <style:style style:name="T141" style:family="text">
      <style:text-properties fo:language="en" fo:country="US" officeooo:rsid="020686f0"/>
    </style:style>
    <style:style style:name="T142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7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7">☐</text:span></text:span></text:p>
          </table:table-cell>
          <table:table-cell table:style-name="Tabel6.A1" office:value-type="string">
            <text:p text:style-name="P10"><text:span text:style-name="T8">Collect E-mail addresses and mail server addresses </text:span><text:span text:style-name="Emphasis"><text:span text:style-name="T9">per user</text:span></text:span><text:span text:style-name="T8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1"/>
          </table:table-cell>
        </table:table-row>
        <table:table-row table:style-name="Tabel3.1">
          <table:table-cell table:style-name="Tabel3.A1" office:value-type="string">
            <text:p text:style-name="P6"><text:span text:style-name="Strong_20_Emphasis"><text:span text:style-name="T7">☐</text:span></text:span></text:p>
          </table:table-cell>
          <table:table-cell table:style-name="Tabel3.A1" office:value-type="string">
            <text:p text:style-name="P11">O<text:span text:style-name="T10">n</text:span> Windows</text:p>
          </table:table-cell>
        </table:table-row>
        <table:table-row table:style-name="Tabel3.3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2"><text:span text:style-name="T11">T</text:span><text:span text:style-name="T12">urn </text:span><text:span text:style-name="T13">off</text:span><text:span text:style-name="T14"> any virus scanner, </text:span><text:span text:style-name="T15">because that slows down the backup process</text:span><text:span text:style-name="T14">.</text:span></text:p>
          </table:table-cell>
        </table:table-row>
        <table:table-row table:style-name="Tabel3.3">
          <table:table-cell table:style-name="Tabel3.A1" office:value-type="string">
            <text:p text:style-name="P9"><text:span text:style-name="Strong_20_Emphasis"><text:span text:style-name="T7">☐</text:span></text:span></text:p>
          </table:table-cell>
          <table:table-cell table:style-name="Tabel3.A1" office:value-type="string">
            <text:p text:style-name="P13"><text:span text:style-name="T16">C</text:span><text:span text:style-name="T16">o</text:span><text:span text:style-name="T16">p</text:span><text:span text:style-name="T16">y</text:span><text:span text:style-name="T17"> </text:span><text:span text:style-name="Emphasis"><text:span text:style-name="T18">per </text:span></text:span><text:span text:style-name="Emphasis"><text:span text:style-name="T19">user</text:span></text:span><text:span text:style-name="Emphasis"><text:span text:style-name="T18"> </text:span></text:span><text:span text:style-name="T20">C:\Users\&lt;</text:span><text:span text:style-name="T16">U</text:span><text:span text:style-name="T16">s</text:span><text:span text:style-name="T16">e</text:span><text:span text:style-name="T16">r</text:span><text:span text:style-name="T16">n</text:span><text:span text:style-name="T16">a</text:span><text:span text:style-name="T16">m</text:span><text:span text:style-name="T16">e&gt;</text:span><text:span text:style-name="T20"> </text:span><text:span text:style-name="T21">to an external hard disk</text:span><text:span text:style-name="T22">.<text:line-break/></text:span><text:span text:style-name="T23">U</text:span><text:span text:style-name="T23">s</text:span><text:span text:style-name="T23">e</text:span><text:span text:style-name="T23">r</text:span><text:span text:style-name="T24">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/>
          </table:table-cell>
        </table:table-row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><text:span text:style-name="T26">O</text:span><text:span text:style-name="T27">n</text:span><text:span text:style-name="T26"> Linux, Windows </text:span><text:span text:style-name="T27">without</text:span><text:span text:style-name="T26"> BitLocker Drive Encryption</text:span><text:span text:style-name="T28"><text:line-break/></text:span><text:span text:style-name="T29">Control Panel &gt; </text:span><text:span text:style-name="T30">System and Security &gt; </text:span><text:span text:style-name="T29">BitLocker Drive Encryption &gt; “</text:span><text:span text:style-name="T30">Drive” &gt; </text:span><text:span text:style-name="T29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7">☐</text:span></text:span></text:p>
          </table:table-cell>
          <table:table-cell table:style-name="Tabel5.A1" office:value-type="string">
            <text:p text:style-name="P16"><text:span text:style-name="T31">Boot the computer from</text:span><text:span text:style-name="T32"><text:note text:id="ftn7" text:note-class="footnote"><text:note-citation>1</text:note-citation><text:note-body><text:p text:style-name="P17"><text:span text:style-name="T33">Boot menu/Setup via one of the </text:span><text:span text:style-name="T34">f</text:span><text:span text:style-name="T33">requently used keys: </text:span><text:span text:style-name="T35">Esc</text:span><text:span text:style-name="T36">, </text:span><text:span text:style-name="T35">Delete</text:span><text:span text:style-name="T36">, </text:span><text:span text:style-name="T35">F1</text:span><text:span text:style-name="T36">, </text:span><text:span text:style-name="T35">F2</text:span><text:span text:style-name="T36">, </text:span><text:span text:style-name="T35">F9</text:span><text:span text:style-name="T36">, </text:span><text:span text:style-name="T35">F10</text:span><text:span text:style-name="T36">, </text:span><text:span text:style-name="T35">F11</text:span><text:span text:style-name="T36">, or </text:span><text:span text:style-name="T35">F12</text:span></text:p></text:note-body></text:note></text:span><text:span text:style-name="T31"> a</text:span><text:span text:style-name="T37"> </text:span><text:span text:style-name="T38">L</text:span><text:span text:style-name="T37">ive</text:span><text:span text:style-name="T39"><text:note text:id="ftn8" text:note-class="footnote"><text:note-citation>2</text:note-citation><text:note-body><text:p text:style-name="P18"><text:span text:style-name="T40">From a Live USB stick you can boot and work with </text:span><text:span text:style-name="T41">Linux</text:span><text:span text:style-name="Strong_20_Emphasis"><text:span text:style-name="T42"> </text:span></text:span><text:span text:style-name="T40">without modifying any files on the hard drive and also allows installation of </text:span><text:span text:style-name="T41">Linux</text:span><text:span text:style-name="Strong_20_Emphasis"><text:span text:style-name="T42">.</text:span></text:span></text:p></text:note-body></text:note></text:span><text:span text:style-name="T43"> USB stick</text:span><text:span text:style-name="T44"><text:note text:id="ftn9" text:note-class="footnote"><text:note-citation>3</text:note-citation><text:note-body><text:p text:style-name="P19"><text:span text:style-name="Strong_20_Emphasis"><text:span text:style-name="T45">See </text:span></text:span><text:span text:style-name="Strong_20_Emphasis"><text:span text:style-name="T46">Checklist installation ...</text:span></text:span></text:p></text:note-body></text:note></text:span><text:span text:style-name="T44">, </text:span><text:span text:style-name="T47">like</text:span><text:span text:style-name="T48"> </text:span><text:span text:style-name="T49">Debian</text:span><text:span text:style-name="T50"> </text:span><text:span text:style-name="T51">o</text:span><text:span text:style-name="T52">r</text:span><text:span text:style-name="T51"> Rocky Linux</text:span><text:span text:style-name="T53"> </text:span><text:span text:style-name="T37">Desktop/</text:span><text:span text:style-name="T54">Workstation</text:span><text:span text:style-name="T55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7">☐</text:span></text:span></text:p>
          </table:table-cell>
          <table:table-cell table:style-name="Tabel5.A1" office:value-type="string">
            <text:p text:style-name="P20"><text:span text:style-name="T56">C</text:span><text:span text:style-name="T56">o</text:span><text:span text:style-name="T56">p</text:span><text:span text:style-name="T56">y</text:span><text:span text:style-name="T17"> </text:span><text:span text:style-name="Emphasis"><text:span text:style-name="T18">per </text:span></text:span><text:span text:style-name="Emphasis"><text:span text:style-name="T57">user</text:span></text:span><text:span text:style-name="Emphasis"><text:span text:style-name="T18"> </text:span></text:span><text:span text:style-name="T20">C:\Users\&lt;</text:span><text:span text:style-name="T56">U</text:span><text:span text:style-name="T56">s</text:span><text:span text:style-name="T56">e</text:span><text:span text:style-name="T56">r</text:span><text:span text:style-name="T56">n</text:span><text:span text:style-name="T56">a</text:span><text:span text:style-name="T56">m</text:span><text:span text:style-name="T56">e</text:span><text:span text:style-name="T20">&gt; </text:span><text:span text:style-name="T21">to an external hard disk</text:span><text:span text:style-name="T22">.</text:span><text:span text:style-name="T22"><text:line-break/></text:span><text:span text:style-name="T24">Gebr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ext:p text:style-name="P14"><text:span text:style-name="Emphasis"><text:span text:style-name="T58"/></text:span></text:p>
      <text:p text:style-name="P21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22">Browser app migrat<text:span text:style-name="T59">ion</text:span> <text:span text:style-name="T59">from</text:span><text:span text:style-name="T60"> Windows </text:span><text:span text:style-name="T59">to</text:span><text:span text:style-name="T60"> Linux</text:span></text:p>
          </table:table-cell>
          <table:covered-table-cell/>
        </table:table-row>
        <table:table-row>
          <table:table-cell table:style-name="Tabel4.A2" office:value-type="string">
            <text:p text:style-name="P23"><text:span text:style-name="T59">In use on</text:span><text:span text:style-name="T61"> </text:span>Windows</text:p>
          </table:table-cell>
          <table:table-cell table:style-name="Tabel4.B2" office:value-type="string">
            <text:p text:style-name="P23">Linux <text:span text:style-name="T59">replacement</text:span></text:p>
          </table:table-cell>
        </table:table-row>
        <table:table-row>
          <table:table-cell table:style-name="Tabel4.A2" office:value-type="string">
            <text:p text:style-name="P24">Microsoft Edge <text:span text:style-name="T62">(export Favorite</text:span><text:span text:style-name="T59">s</text:span><text:span text:style-name="T62">)<text:line-break/></text:span><text:span text:style-name="T63">C:\Users\&lt;Username&gt;\AppData\Local\Microsoft\Edge\User Data\Default</text:span></text:p>
          </table:table-cell>
          <table:table-cell table:style-name="Tabel4.B2" office:value-type="string">
            <text:p text:style-name="P25">Microsoft Edge <text:span text:style-name="T62">(import Favorite</text:span><text:span text:style-name="T59">s</text:span><text:span text:style-name="T62">)<text:line-break/></text:span><text:span text:style-name="T63">/home/&lt;Username&gt;/.config/microsoft-edge/</text:span></text:p>
          </table:table-cell>
        </table:table-row>
        <table:table-row>
          <table:table-cell table:style-name="Tabel4.A2" office:value-type="string">
            <text:p text:style-name="P25">Mozilla Firefox <text:span text:style-name="T62">(export </text:span><text:span text:style-name="T64">Bookmarks</text:span><text:span text:style-name="T62">), </text:span><text:span text:style-name="T65">see</text:span><text:span text:style-name="T66"> </text:span><text:span text:style-name="User_20_Entry"><text:span text:style-name="T67">about:profiles</text:span></text:span><text:span text:style-name="T67">:</text:span><text:span text:style-name="T62"><text:line-break/></text:span><text:span text:style-name="T68">C:\Users\</text:span><text:span text:style-name="T63">&lt;Username&gt;\</text:span><text:span text:style-name="T68">AppData\Roaming\M</text:span><text:span text:style-name="T69">o</text:span><text:span text:style-name="T68">zilla\Firefox\Profiles\</text:span></text:p>
          </table:table-cell>
          <table:table-cell table:style-name="Tabel4.B2" office:value-type="string">
            <text:p text:style-name="P25">Mozilla Firefox <text:span text:style-name="T62">(import </text:span><text:span text:style-name="T64">Bookmarks</text:span><text:span text:style-name="T62">), </text:span><text:span text:style-name="T65">see</text:span><text:span text:style-name="T70"> </text:span><text:span text:style-name="User_20_Entry"><text:span text:style-name="T67">about:profiles</text:span></text:span><text:span text:style-name="T67">:</text:span><text:span text:style-name="T62"><text:line-break/></text:span><text:span text:style-name="T63">/home/&lt;Username&gt;/.mozilla/firefox/</text:span></text:p>
          </table:table-cell>
        </table:table-row>
        <table:table-row>
          <table:table-cell table:style-name="Tabel4.A2" office:value-type="string">
            <text:p text:style-name="P24">Google Chrome <text:span text:style-name="T62">(export </text:span><text:span text:style-name="T64">Bookmarks</text:span><text:span text:style-name="T62">)<text:line-break/></text:span><text:span text:style-name="T63">C:\Users\&lt;Username&gt;\AppData\Local\Google\Chrome\User Data</text:span><text:span text:style-name="T71">\</text:span></text:p>
          </table:table-cell>
          <table:table-cell table:style-name="Tabel4.B2" office:value-type="string">
            <text:p text:style-name="P24">Google Chrome <text:span text:style-name="T62">(import </text:span><text:span text:style-name="T64">Bookmarks</text:span><text:span text:style-name="T62">)<text:line-break/></text:span><text:span text:style-name="T63">/home/&lt;Username&gt;/.config/google-chrome/</text:span></text:p>
          </table:table-cell>
        </table:table-row>
      </table:table>
      <text:p text:style-name="P14"/>
      <text:p text:style-name="P14"><text:tab/></text:p>
      <table:table table:name="Tabel7" table:style-name="Tabel7">
        <table:table-column table:style-name="Tabel7.A"/>
        <table:table-column table:style-name="Tabel7.B"/>
        <table:table-row>
          <table:table-cell table:style-name="Tabel7.A1" table:number-columns-spanned="2" office:value-type="string">
            <text:p text:style-name="P22">Mail app migrati<text:span text:style-name="T65">on</text:span> <text:span text:style-name="T65">from</text:span><text:span text:style-name="T60"> Windows </text:span><text:span text:style-name="T65">to</text:span><text:span text:style-name="T60"> Linux</text:span></text:p>
          </table:table-cell>
          <table:covered-table-cell/>
        </table:table-row>
        <table:table-row>
          <table:table-cell table:style-name="Tabel7.A2" office:value-type="string">
            <text:p text:style-name="P26"><text:span text:style-name="T59">In use on</text:span><text:span text:style-name="T61"> </text:span>Windows</text:p>
          </table:table-cell>
          <table:table-cell table:style-name="Tabel7.B2" office:value-type="string">
            <text:p text:style-name="P26">Linux <text:span text:style-name="T59">replacement</text:span></text:p>
          </table:table-cell>
        </table:table-row>
        <table:table-row>
          <table:table-cell table:style-name="Tabel7.A2" office:value-type="string">
            <text:p text:style-name="P24">Microsoft Outlook (export PST/OST <text:span text:style-name="T72">file</text:span>)</text:p>
          </table:table-cell>
          <table:table-cell table:style-name="Tabel7.B2" office:value-type="string">
            <text:p text:style-name="P24">Evolution (import PST/OST <text:span text:style-name="T72">file</text:span>)</text:p>
          </table:table-cell>
        </table:table-row>
        <table:table-row>
          <table:table-cell table:style-name="Tabel7.A2" office:value-type="string">
            <text:p text:style-name="P27">Windows Mail (export <text:span text:style-name="T62">emails + </text:span><text:span text:style-name="T73">ad</text:span><text:span text:style-name="T74">d</text:span><text:span text:style-name="T73">re</text:span><text:span text:style-name="T75">s</text:span><text:span text:style-name="T73">s bo</text:span><text:span text:style-name="T72">o</text:span><text:span text:style-name="T73">k)<text:line-break/></text:span><text:span text:style-name="T76">C:\Users\</text:span><text:span text:style-name="T63">&lt;Username&gt;</text:span><text:span text:style-name="T76">\AppData\Local\Comms\Unistore\data</text:span></text:p>
          </table:table-cell>
          <table:table-cell table:style-name="Tabel7.B2" office:value-type="string">
            <text:p text:style-name="P27">Thunderbird (import <text:span text:style-name="T62">emails + </text:span><text:span text:style-name="T73">ad</text:span><text:span text:style-name="T75">d</text:span><text:span text:style-name="T73">res</text:span><text:span text:style-name="T75">s </text:span><text:span text:style-name="T73">bo</text:span><text:span text:style-name="T72">o</text:span><text:span text:style-name="T73">k)<text:line-break/></text:span><text:span text:style-name="T76">/home/</text:span><text:span text:style-name="T63">&lt;Username&gt;</text:span><text:span text:style-name="T76">/.thunderbird/</text:span></text:p>
          </table:table-cell>
        </table:table-row>
        <table:table-row>
          <table:table-cell table:style-name="Tabel7.A2" office:value-type="string">
            <text:p text:style-name="P24">Thunderbird (export <text:span text:style-name="T62">emails + </text:span><text:span text:style-name="T73">ad</text:span><text:span text:style-name="T75">d</text:span><text:span text:style-name="T73">res</text:span><text:span text:style-name="T75">s</text:span><text:span text:style-name="T73"> bo</text:span><text:span text:style-name="T72">o</text:span><text:span text:style-name="T73">k)<text:line-break/></text:span><text:span text:style-name="T76">C:\</text:span><text:span text:style-name="T68">Users</text:span><text:span text:style-name="T76">\</text:span><text:span text:style-name="T63">&lt;Username&gt;\</text:span><text:span text:style-name="T76">AppData\Roaming\Thunderbird\Profiles</text:span></text:p>
          </table:table-cell>
          <table:table-cell table:style-name="Tabel7.B2" office:value-type="string">
            <text:p text:style-name="P24">Thunderbird (import <text:span text:style-name="T62">emails + </text:span><text:span text:style-name="T73">ad</text:span><text:span text:style-name="T75">d</text:span><text:span text:style-name="T73">res</text:span><text:span text:style-name="T75">s</text:span><text:span text:style-name="T73"> bo</text:span><text:span text:style-name="T72">o</text:span><text:span text:style-name="T73">k)<text:line-break/></text:span><text:span text:style-name="T76">/home/</text:span><text:span text:style-name="T63">&lt;Username&gt;</text:span><text:span text:style-name="T76">/.thunderbird/</text:span></text:p>
          </table:table-cell>
        </table:table-row>
        <table:table-row>
          <table:table-cell table:style-name="Tabel7.A2" office:value-type="string">
            <text:p text:style-name="P24">Webmail</text:p>
          </table:table-cell>
          <table:table-cell table:style-name="Tabel7.B2" office:value-type="string">
            <text:p text:style-name="P24">Webmail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28"><text:span text:style-name="Strong_20_Emphasis"><text:span text:style-name="T77">Install </text:span></text:span><text:span text:style-name="Strong_20_Emphasis"><text:span text:style-name="T78">Linux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T79"><text:s/></text:span><text:span text:style-name="T80"><draw:control text:anchor-type="as-char" draw:z-index="2" draw:name="Vorm53" draw:style-name="gr1" draw:text-style-name="P30" svg:width="0.35cm" svg:height="0.35cm" draw:control="control1"/></text:span></text:p>
          </table:table-cell>
          <table:table-cell table:style-name="_32_._5f_Ubuntu_5f_installeren.A1" office:value-type="string">
            <text:p text:style-name="P31"><text:span text:style-name="T14">Install </text:span><text:span text:style-name="T81">Linux </text:span><text:span text:style-name="T14">according to the </text:span><text:span text:style-name="T82">Checklist i</text:span><text:span text:style-name="T83">nstallation</text:span><text:span text:style-name="T14"><text:note text:id="ftn4" text:note-class="footnote"><text:note-citation>1</text:note-citation><text:note-body><text:p text:style-name="P32"><text:span text:style-name="T84">Checklist installation can be found </text:span><text:span text:style-name="Strong_20_Emphasis"><text:span text:style-name="T85">at </text:span></text:span><text:a xlink:type="simple" xlink:href="https://karelzimmer.nl/html/en/home.html" text:style-name="Internet_20_link" text:visited-style-name="Visited_20_Internet_20_Link"><text:span text:style-name="Strong_20_Emphasis"><text:span text:style-name="T86">karelzimmer.nl/en</text:span></text:span></text:a><text:span text:style-name="Strong_20_Emphasis"><text:span text:style-name="T85">, under</text:span></text:span><text:span text:style-name="T84"> </text:span><text:span text:style-name="T87">Linux</text:span><text:span text:style-name="T84">.</text:span></text:p></text:note-body></text:note></text:span><text:span text:style-name="T14">.</text:span></text:p>
          </table:table-cell>
        </table:table-row>
      </table:table>
      <text:p text:style-name="P33"><text:tab/></text:p>
      <text:list text:continue-numbering="true" text:style-name="L1">
        <text:list-item>
          <text:p text:style-name="P34"><text:soft-page-break/><text:span text:style-name="Strong_20_Emphasis"><text:span text:style-name="T88">Restore backup</text:span></text:span><text:span text:style-name="Emphasis"><text:span text:style-name="T89"> (on Linux)</text:span></text:span><text:span text:style-name="T90"><text:line-break/></text:span></text:p>
          <text:p text:style-name="P35"><text:span text:style-name="Emphasis"><text:span text:style-name="T91">The actions in this chapter must be performed per user.</text:span></text:span></text:p>
        </text:list-item>
      </text:list>
      <text:p text:style-name="P36"/>
      <text:p text:style-name="P37"><text:span text:style-name="T92"><text:tab/></text:span><text:span text:style-name="T93">User</text:span><text:span text:style-name="T94">. 1-4</text:span><text:span text:style-name="T95"><text:line-break/><text:tab/></text:span><text:span text:style-name="Strong_20_Emphasis"><text:span text:style-name="T96">☐ ☐ ☐ ☐<text:tab/></text:span></text:span><text:span text:style-name="T97">Make sure there is no Internet connection, so that no new e-mails can arrive.</text:span></text:p>
      <text:p text:style-name="P38"><text:tab/><text:span text:style-name="Strong_20_Emphasis"><text:span text:style-name="T25">☐ ☐ ☐ ☐<text:tab/></text:span></text:span><text:span text:style-name="T98">Connect the external hard disk.</text:span></text:p>
      <text:p text:style-name="P38"><text:tab/><text:span text:style-name="Strong_20_Emphasis"><text:span text:style-name="T25">☐ ☐ ☐ ☐<text:tab/></text:span></text:span><text:span text:style-name="T99">Copy</text:span><text:span text:style-name="T90"> </text:span><text:span text:style-name="T100">M</text:span><text:span text:style-name="T101">y</text:span><text:span text:style-name="T100"> </text:span><text:span text:style-name="T101">Documents</text:span><text:span text:style-name="T100">, </text:span><text:span text:style-name="T102">etc</text:span><text:span text:style-name="T90">.</text:span></text:p>
      <text:p text:style-name="P38"><text:tab/><text:span text:style-name="Strong_20_Emphasis"><text:span text:style-name="T25">☐ ☐ ☐ ☐<text:tab/></text:span></text:span><text:span text:style-name="Strong_20_Emphasis"><text:span text:style-name="T103">C</text:span></text:span><text:span text:style-name="Strong_20_Emphasis"><text:span text:style-name="T103">o</text:span></text:span><text:span text:style-name="Strong_20_Emphasis"><text:span text:style-name="T103">p</text:span></text:span><text:span text:style-name="Strong_20_Emphasis"><text:span text:style-name="T103">y</text:span></text:span><text:span text:style-name="Strong_20_Emphasis"><text:span text:style-name="T104"> browser </text:span></text:span><text:span text:style-name="Strong_20_Emphasis"><text:span text:style-name="T105">app </text:span></text:span><text:span text:style-name="Strong_20_Emphasis"><text:span text:style-name="T104">profi</text:span></text:span><text:span text:style-name="Strong_20_Emphasis"><text:span text:style-name="T106">l</text:span></text:span><text:span text:style-name="Strong_20_Emphasis"><text:span text:style-name="T106">e </text:span></text:span><text:span text:style-name="Strong_20_Emphasis"><text:span text:style-name="T106">f</text:span></text:span><text:span text:style-name="Strong_20_Emphasis"><text:span text:style-name="T106">i</text:span></text:span><text:span text:style-name="Strong_20_Emphasis"><text:span text:style-name="T106">l</text:span></text:span><text:span text:style-name="Strong_20_Emphasis"><text:span text:style-name="T106">e</text:span></text:span><text:span text:style-name="Strong_20_Emphasis"><text:span text:style-name="T106">s</text:span></text:span><text:span text:style-name="Strong_20_Emphasis"><text:span text:style-name="T107"><text:note text:id="ftn5" text:note-class="footnote"><text:note-citation>1</text:note-citation><text:note-body><text:p text:style-name="P39">See the table “Browser app migration from Windows to Linux” on the previous page.</text:p></text:note-body></text:note></text:span></text:span><text:span text:style-name="Strong_20_Emphasis"><text:span text:style-name="T108">.</text:span></text:span></text:p>
      <text:p text:style-name="P38"><text:span text:style-name="Strong_20_Emphasis"><text:span text:style-name="T109"><text:tab/></text:span></text:span><text:span text:style-name="Strong_20_Emphasis"><text:span text:style-name="T25">☐ ☐ ☐ ☐</text:span></text:span><text:span text:style-name="Strong_20_Emphasis"><text:span text:style-name="T109"><text:tab/></text:span></text:span><text:span text:style-name="Strong_20_Emphasis"><text:span text:style-name="T106">C</text:span></text:span><text:span text:style-name="Strong_20_Emphasis"><text:span text:style-name="T106">o</text:span></text:span><text:span text:style-name="Strong_20_Emphasis"><text:span text:style-name="T106">p</text:span></text:span><text:span text:style-name="Strong_20_Emphasis"><text:span text:style-name="T106">y</text:span></text:span><text:span text:style-name="Strong_20_Emphasis"><text:span text:style-name="T104"> </text:span></text:span><text:span text:style-name="Strong_20_Emphasis"><text:span text:style-name="T110">mail </text:span></text:span><text:span text:style-name="Strong_20_Emphasis"><text:span text:style-name="T105">app </text:span></text:span><text:span text:style-name="Strong_20_Emphasis"><text:span text:style-name="T104">profi</text:span></text:span><text:span text:style-name="Strong_20_Emphasis"><text:span text:style-name="T106">le files</text:span></text:span><text:span text:style-name="Strong_20_Emphasis"><text:span text:style-name="T107"><text:note text:id="ftn6" text:note-class="footnote"><text:note-citation>2</text:note-citation><text:note-body><text:p text:style-name="P39">See the table “<text:span text:style-name="T111">Mail</text:span> app migration from Windows to Linux” on the previous page.</text:p></text:note-body></text:note></text:span></text:span><text:span text:style-name="Strong_20_Emphasis"><text:span text:style-name="T107">.</text:span></text:span></text:p>
      <text:p text:style-name="P40"><text:tab/><text:span text:style-name="Strong_20_Emphasis"><text:span text:style-name="T25">☐ ☐ ☐ ☐</text:span></text:span><text:span text:style-name="Strong_20_Emphasis"><text:span text:style-name="T109"><text:tab/></text:span></text:span><text:span text:style-name="T112">Remove unnecessary Windows files via </text:span><text:span text:style-name="Strong_20_Emphasis"><text:span text:style-name="T113">Terminal</text:span></text:span><text:span text:style-name="T112"> and the following command line:</text:span><text:span text:style-name="T114"><text:line-break/></text:span></text:p>
      <text:list text:continue-numbering="true" text:style-name="L1">
        <text:list-header>
          <text:p text:style-name="P41"><text:span text:style-name="User_20_Entry"><text:span text:style-name="T115">f</text:span></text:span><text:span text:style-name="User_20_Entry"><text:span text:style-name="T116">ind </text:span></text:span><text:span text:style-name="User_20_Entry"><text:span text:style-name="T117">$HOME</text:span></text:span><text:span text:style-name="User_20_Entry"><text:span text:style-name="T116"> -type f -</text:span></text:span><text:span text:style-name="User_20_Entry"><text:span text:style-name="T118">i</text:span></text:span><text:span text:style-name="User_20_Entry"><text:span text:style-name="T116">name </text:span></text:span><text:span text:style-name="User_20_Entry"><text:span text:style-name="T119">d</text:span></text:span><text:span text:style-name="User_20_Entry"><text:span text:style-name="T116">esktop.ini -</text:span></text:span><text:span text:style-name="User_20_Entry"><text:span text:style-name="T120">d</text:span></text:span><text:span text:style-name="User_20_Entry"><text:span text:style-name="T121">e</text:span></text:span><text:span text:style-name="User_20_Entry"><text:span text:style-name="T120">lete </text:span></text:span><text:span text:style-name="User_20_Entry"><text:span text:style-name="T122">-or </text:span></text:span><text:span text:style-name="User_20_Entry"><text:span text:style-name="T116">-type f -</text:span></text:span><text:span text:style-name="User_20_Entry"><text:span text:style-name="T123">i</text:span></text:span><text:span text:style-name="User_20_Entry"><text:span text:style-name="T116">name </text:span></text:span><text:span text:style-name="User_20_Entry"><text:span text:style-name="T123">t</text:span></text:span><text:span text:style-name="User_20_Entry"><text:span text:style-name="T116">humbs.db -</text:span></text:span><text:span text:style-name="User_20_Entry"><text:span text:style-name="T120">delete -</text:span></text:span><text:span text:style-name="User_20_Entry"><text:span text:style-name="T122">or </text:span></text:span><text:span text:style-name="User_20_Entry"><text:span text:style-name="T116">-type f -name '*.</text:span></text:span><text:span text:style-name="User_20_Entry"><text:span text:style-name="T124">lnk'</text:span></text:span><text:span text:style-name="User_20_Entry"><text:span text:style-name="T116"> -</text:span></text:span><text:span text:style-name="User_20_Entry"><text:span text:style-name="T120">delete -</text:span></text:span><text:span text:style-name="User_20_Entry"><text:span text:style-name="T125">or </text:span></text:span><text:span text:style-name="User_20_Entry"><text:span text:style-name="T116">-type f -</text:span></text:span><text:span text:style-name="User_20_Entry"><text:span text:style-name="T118">i</text:span></text:span><text:span text:style-name="User_20_Entry"><text:span text:style-name="T116">name '*.</text:span></text:span><text:span text:style-name="User_20_Entry"><text:span text:style-name="T126">exe'</text:span></text:span><text:span text:style-name="User_20_Entry"><text:span text:style-name="T116"> -</text:span></text:span><text:span text:style-name="User_20_Entry"><text:span text:style-name="T120">delete -</text:span></text:span><text:span text:style-name="User_20_Entry"><text:span text:style-name="T127">or </text:span></text:span><text:span text:style-name="User_20_Entry"><text:span text:style-name="T116">-type f -</text:span></text:span><text:span text:style-name="User_20_Entry"><text:span text:style-name="T127">name '~*' -delete</text:span></text:span><text:span text:style-name="User_20_Entry"><text:span text:style-name="T128"><text:line-break/></text:span></text:span></text:p>
          <text:p text:style-name="P42"><text:span text:style-name="User_20_Entry"><text:span text:style-name="T23">User</text:span></text:span><text:span text:style-name="User_20_Entry"><text:span text:style-name="T24">. 1-4</text:span></text:span></text:p>
        </text:list-header>
      </text:list>
      <text:p text:style-name="P40"><text:span text:style-name="T112"><text:tab/></text:span><text:span text:style-name="Strong_20_Emphasis"><text:span text:style-name="T25">☐ ☐ ☐ ☐</text:span></text:span><text:span text:style-name="Strong_20_Emphasis"><text:span text:style-name="T109"><text:tab/></text:span></text:span><text:span text:style-name="T98">Connect to the Internet so that new e-mails can arrive again.</text:span></text:p>
      <text:list text:style-name="L2">
        <text:list-header>
          <text:p text:style-name="P43"><text:span text:style-name="T112"><text:tab/></text:span><text:span text:style-name="Strong_20_Emphasis"><text:span text:style-name="T25">☐ ☐ ☐ ☐</text:span></text:span><text:span text:style-name="Strong_20_Emphasis"><text:span text:style-name="T109"><text:tab/></text:span></text:span><text:span text:style-name="T98">Start </text:span><text:span text:style-name="T129">t</text:span><text:span text:style-name="T129">h</text:span><text:span text:style-name="T129">e </text:span><text:span text:style-name="T129">b</text:span><text:span text:style-name="T129">r</text:span><text:span text:style-name="T129">o</text:span><text:span text:style-name="T129">w</text:span><text:span text:style-name="T129">s</text:span><text:span text:style-name="T129">e</text:span><text:span text:style-name="T129">r </text:span><text:span text:style-name="T129">a</text:span><text:span text:style-name="T129">p</text:span><text:span text:style-name="T129">p</text:span><text:span text:style-name="T98"> and check the operation.</text:span></text:p>
          <text:p text:style-name="P44"><text:span text:style-name="T112"><text:tab/></text:span><text:span text:style-name="Strong_20_Emphasis"><text:span text:style-name="T25">☐ ☐ ☐ ☐</text:span></text:span><text:span text:style-name="Strong_20_Emphasis"><text:span text:style-name="T109"><text:tab/></text:span></text:span><text:span text:style-name="T98">Start </text:span><text:span text:style-name="T129">the </text:span><text:span text:style-name="T129">m</text:span><text:span text:style-name="T129">a</text:span><text:span text:style-name="T129">i</text:span><text:span text:style-name="T129">l </text:span><text:span text:style-name="T129">app</text:span><text:span text:style-name="T98"> and check the operation.</text:span></text:p>
          <text:p text:style-name="P45"><text:span text:style-name="T130"/></text:p>
          <text:p text:style-name="P46"><text:span text:style-name="T130"><text:line-break/><text:tab/></text:span><text:span text:style-name="T131">End of checklist, the transfer is complete.</text:span></text:p>
        </text:list-header>
      </text:list>
      <text:p text:style-name="P47"/>
      <text:list text:continue-numbering="true" text:style-name="L2">
        <text:list-item>
          <text:list>
            <text:list-header>
              <text:p text:style-name="P48"><text:span text:style-name="T132">Written</text:span><text:span text:style-name="T133"> </text:span><text:span text:style-name="T132">by</text:span><text:span text:style-name="T133"> </text:span><text:a xlink:type="simple" xlink:href="mailto:info@karelzimmer.nl?subject=Checklist%20installation%20Linux" text:style-name="Internet_20_link" text:visited-style-name="Visited_20_Internet_20_Link"><text:span text:style-name="T134">Karel Zimmer</text:span></text:a><text:span text:style-name="T135">.</text:span></text:p>
              <text:p text:style-name="P48"><text:span text:style-name="T136">License </text:span><text:span text:style-name="T135">C</text:span><text:span text:style-name="T137">C0</text:span><text:span text:style-name="T135"> 1.0</text:span><text:span text:style-name="T138"> </text:span><text:span text:style-name="T13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38"><text:s/></text:span><text:span text:style-name="T13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3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139">User 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139">e.g</text:span>. Jan <text:span text:style-name="T140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139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139">password</text:span></text:p>
          </table:table-cell>
          <table:table-cell table:style-name="Tabel1.G1" office:value-type="string">
            <text:p text:style-name="P5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8">Wi<text:span text:style-name="T139">F</text:span>i netw<text:span text:style-name="T139">o</text:span>rk na<text:span text:style-name="T139">me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/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/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139">user</text:span>/<text:span text:style-name="T139">passwd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/>
          </table:table-cell>
        </table:table-row>
      </table:table>
      <text:p text:style-name="P65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6"><text:span text:style-name="T141">User </text:span><text:span text:style-name="T84">#</text:span></text:p>
          </table:table-cell>
          <table:table-cell table:style-name="Tabel8.A1" office:value-type="string">
            <text:p text:style-name="P67">Email nam<text:span text:style-name="T139">e</text:span></text:p>
          </table:table-cell>
          <table:table-cell table:style-name="Tabel8.A1" office:value-type="string">
            <text:p text:style-name="P67">Email <text:span text:style-name="T142">address</text:span></text:p>
          </table:table-cell>
          <table:table-cell table:style-name="Tabel8.A1" office:value-type="string">
            <text:p text:style-name="P68"><text:span text:style-name="T142">User name</text:span></text:p>
          </table:table-cell>
          <table:table-cell table:style-name="Tabel8.A1" office:value-type="string">
            <text:p text:style-name="P69">Password</text:p>
          </table:table-cell>
          <table:table-cell table:style-name="Tabel8.A1" office:value-type="string">
            <text:p text:style-name="P67">Incoming mail server</text:p>
          </table:table-cell>
          <table:table-cell table:style-name="Tabel8.G1" office:value-type="string">
            <text:p text:style-name="P67">Outgoing mail server</text:p>
          </table:table-cell>
        </table:table-row>
        <table:table-row table:style-name="Tabel8.2"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0"/>
          </table:table-cell>
          <table:table-cell table:style-name="Tabel8.G2" office:value-type="string">
            <text:p text:style-name="P70"/>
          </table:table-cell>
        </table:table-row>
        <table:table-row table:style-name="Tabel8.3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4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5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5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04T10:13:44.904444068">11/04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04T10:13:44.905917607">11/04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10:13:44.831090934</dc:date>
    <meta:print-date>2014-01-05T10:21:33.960023988</meta:print-date>
    <meta:keyword>Installatie</meta:keyword>
    <meta:keyword>Checklist</meta:keyword>
    <meta:keyword>Linux</meta:keyword>
    <meta:editing-cycles>2518</meta:editing-cycles>
    <meta:editing-duration>P5DT5H56M8S</meta:editing-duration>
    <meta:printed-by>Karel Zimmer</meta:printed-by>
    <dc:creator>Karel Zimmer</dc:creator>
    <meta:document-statistic meta:table-count="8" meta:image-count="2" meta:object-count="0" meta:page-count="4" meta:paragraph-count="92" meta:word-count="557" meta:character-count="3791" meta:non-whitespace-character-count="3228"/>
    <meta:user-defined meta:name="Info 1"/>
    <meta:user-defined meta:name="Info 2"/>
    <meta:user-defined meta:name="Info 3"/>
    <meta:user-defined meta:name="Info 4"/>
  </office:meta>
</office:document-meta>
</file>